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head_20_3" draw:marker-end-width="0.3cm" draw:fill="none" draw:textarea-vertical-align="middle"/>
    </style:style>
    <style:style style:name="gr4" style:family="graphic" style:parent-style-name="objectwithoutfill">
      <style:graphic-properties draw:marker-end="Arrowhead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marker-end="Arrowhead_20_1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dash" draw:stroke-dash="Ultrafine_20_Dashed" draw:marker-start="" draw:marker-start-width="0.3cm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family="Noteworthy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5" draw:id="id5" draw:layer="layout" svg:width="2.1cm" svg:height="1.4cm" svg:x="6.4cm" svg:y="8.3cm"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1cm" svg:height="1.4cm" svg:x="9cm" svg:y="10.9cm"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1cm" svg:height="1.4cm" svg:x="3.6cm" svg:y="10.9cm"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1cm" svg:height="1.4cm" svg:x="6.6cm" svg:y="13.8cm"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1cm" svg:height="1.4cm" svg:x="11.3cm" svg:y="13.7cm"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8cm" svg:height="0.7cm" svg:x="14.7cm" svg:y="14cm">
          <text:p text:style-name="P1"><text:span text:style-name="T1">Fin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8cm" svg:height="0.7cm" svg:x="16.05cm" svg:y="15.422cm">
          <text:p text:style-name="P1"><text:span text:style-name="T1">Fin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8cm" svg:height="0.7cm" svg:x="17.4cm" svg:y="17.1cm">
          <text:p text:style-name="P1"><text:span text:style-name="T1">Fin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4cm" svg:y1="14.4cm" svg:x2="14.7cm" svg:y2="14.35cm" draw:start-shape="id1" draw:start-glue-point="10" draw:end-shape="id2" svg:d="m13400 14400h502l297-50h501">
          <text:p/>
        </draw:connector>
        <draw:connector draw:style-name="gr3" draw:text-style-name="P1" draw:layer="layout" draw:type="curve" svg:x1="16.5cm" svg:y1="14.35cm" svg:x2="16.95cm" svg:y2="15.422cm" draw:start-shape="id2" draw:start-glue-point="1" draw:end-shape="id3" draw:end-glue-point="0" svg:d="m16500 14350c300 0 450 357 450 1072">
          <text:p/>
        </draw:connector>
        <draw:connector draw:style-name="gr3" draw:text-style-name="P1" draw:layer="layout" draw:type="curve" svg:x1="17.85cm" svg:y1="15.772cm" svg:x2="18.3cm" svg:y2="17.1cm" draw:start-shape="id3" draw:start-glue-point="1" draw:end-shape="id4" draw:end-glue-point="0" svg:d="m17850 15772c300 0 450 442 450 1328">
          <text:p/>
        </draw:connector>
        <draw:connector draw:style-name="gr4" draw:text-style-name="P1" draw:layer="layout" draw:type="line" svg:x1="7.45cm" svg:y1="9.7cm" svg:x2="4.65cm" svg:y2="10.9cm" draw:start-shape="id5" draw:start-glue-point="8" draw:end-shape="id6" draw:end-glue-point="4" svg:d="m7450 9700-2800 1200">
          <text:p/>
        </draw:connector>
        <draw:connector draw:style-name="gr4" draw:text-style-name="P1" draw:layer="layout" draw:type="line" svg:x1="7.45cm" svg:y1="9.7cm" svg:x2="10.05cm" svg:y2="10.9cm" draw:start-shape="id5" draw:start-glue-point="8" draw:end-shape="id7" draw:end-glue-point="4" svg:d="m7450 9700 2600 1200">
          <text:p/>
        </draw:connector>
        <draw:connector draw:style-name="gr4" draw:text-style-name="P1" draw:layer="layout" draw:type="line" svg:x1="10.05cm" svg:y1="12.3cm" svg:x2="7.65cm" svg:y2="13.8cm" draw:start-shape="id7" draw:start-glue-point="8" draw:end-shape="id8" draw:end-glue-point="4" svg:d="m10050 12300-2400 1500">
          <text:p/>
        </draw:connector>
        <draw:connector draw:style-name="gr4" draw:text-style-name="P1" draw:layer="layout" draw:type="line" svg:x1="10.05cm" svg:y1="12.3cm" svg:x2="12.35cm" svg:y2="13.7cm" draw:start-shape="id7" draw:start-glue-point="8" draw:end-shape="id1" draw:end-glue-point="4" svg:d="m10050 12300 2300 1400">
          <text:p/>
        </draw:connector>
        <draw:custom-shape draw:style-name="gr2" draw:text-style-name="P1" xml:id="id9" draw:id="id9" draw:layer="layout" svg:width="1.8cm" svg:height="0.7cm" svg:x="12.9cm" svg:y="11.2cm">
          <text:p text:style-name="P1"><text:span text:style-name="T1">Fin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4.7cm" svg:y1="11.55cm" svg:x2="16.3cm" svg:y2="11.8cm" draw:start-shape="id9" draw:start-glue-point="1" draw:end-shape="id10" draw:end-glue-point="0" svg:d="m14700 11550c1067 0 1600 83 1600 250">
          <text:p/>
        </draw:connector>
        <draw:connector draw:style-name="gr3" draw:text-style-name="P1" draw:layer="layout" draw:type="lines" svg:x1="11.1cm" svg:y1="11.6cm" svg:x2="12.9cm" svg:y2="11.55cm" draw:start-shape="id7" draw:start-glue-point="10" draw:end-shape="id9" svg:d="m11100 11600h502l797-50h501">
          <text:p/>
        </draw:connector>
        <draw:custom-shape draw:style-name="gr2" draw:text-style-name="P1" xml:id="id10" draw:id="id10" draw:layer="layout" svg:width="1.8cm" svg:height="0.7cm" svg:x="15.4cm" svg:y="11.8cm">
          <text:p text:style-name="P1"><text:span text:style-name="T1">Fin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8.7cm" svg:y1="14.5cm" svg:x2="9.8cm" svg:y2="15.8cm" draw:start-shape="id8" draw:start-glue-point="10" draw:end-shape="id11" draw:end-glue-point="0" svg:d="m8700 14500c734 0 1100 433 1100 1300">
          <text:p/>
        </draw:connector>
        <draw:custom-shape draw:style-name="gr2" draw:text-style-name="P1" xml:id="id11" draw:id="id11" draw:layer="layout" svg:width="1.8cm" svg:height="0.7cm" svg:x="8.9cm" svg:y="15.8cm">
          <text:p text:style-name="P1"><text:span text:style-name="T1">Fin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5.7cm" svg:y1="11.6cm" svg:x2="7cm" svg:y2="12.1cm" draw:start-shape="id6" draw:start-glue-point="10" draw:end-shape="id12" draw:end-glue-point="0" svg:d="m5700 11600c867 0 1300 166 1300 500">
          <text:p/>
        </draw:connector>
        <draw:custom-shape draw:style-name="gr2" draw:text-style-name="P1" xml:id="id12" draw:id="id12" draw:layer="layout" svg:width="1.8cm" svg:height="0.7cm" svg:x="6.1cm" svg:y="12.1cm">
          <text:p text:style-name="P1"><text:span text:style-name="T1">Fin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7cm" svg:y1="16.15cm" svg:x2="12cm" svg:y2="17.6cm" draw:start-shape="id11" draw:start-glue-point="1" draw:end-shape="id13" draw:end-glue-point="0" svg:d="m10700 16150c867 0 1300 483 1300 1450">
          <text:p/>
        </draw:connector>
        <draw:custom-shape draw:style-name="gr2" draw:text-style-name="P1" xml:id="id13" draw:id="id13" draw:layer="layout" svg:width="1.8cm" svg:height="0.7cm" svg:x="11.1cm" svg:y="17.6cm">
          <text:p text:style-name="P1"><text:span text:style-name="T1">Fine</text:span></text:p>
          <draw:enhanced-geometry svg:viewBox="0 0 21600 21600" draw:type="rectangle" draw:enhanced-path="M 0 0 L 21600 0 21600 21600 0 21600 0 0 Z N"/>
        </draw:custom-shape>
        <draw:frame draw:style-name="gr5" xml:id="id14" draw:id="id14" draw:layer="layout" svg:width="2.305cm" svg:height="0.818cm" svg:x="9.3cm" svg:y="7.682cm">
          <draw:text-box>
            <text:p><text:span text:style-name="T2">Автомобиль</text:span></text:p>
          </draw:text-box>
        </draw:frame>
        <draw:custom-shape draw:style-name="gr2" draw:text-style-name="P1" draw:layer="layout" svg:width="1.8cm" svg:height="0.7cm" svg:x="8.9cm" svg:y="15.8cm">
          <text:p text:style-name="P1"><text:span text:style-name="T1">Fine</text:span></text:p>
          <draw:enhanced-geometry svg:viewBox="0 0 21600 21600" draw:type="rectangle" draw:enhanced-path="M 0 0 L 21600 0 21600 21600 0 21600 0 0 Z N"/>
        </draw:custom-shape>
        <draw:frame draw:style-name="gr5" xml:id="id15" draw:id="id15" draw:layer="layout" svg:width="2.09cm" svg:height="0.818cm" svg:x="11.595cm" svg:y="8.582cm">
          <draw:text-box>
            <text:p><text:span text:style-name="T2">Нарушение</text:span></text:p>
          </draw:text-box>
        </draw:frame>
        <draw:connector draw:style-name="gr6" draw:text-style-name="P1" draw:layer="layout" draw:type="curve" svg:x1="10.452cm" svg:y1="8.5cm" svg:x2="8.5cm" svg:y2="9cm" draw:start-shape="id14" draw:start-glue-point="2" draw:end-shape="id5" draw:end-glue-point="10" svg:d="m10452 8500c0 334-650 500-1952 500">
          <text:p/>
        </draw:connector>
        <draw:connector draw:style-name="gr6" draw:text-style-name="P1" draw:layer="layout" draw:type="curve" svg:x1="12.64cm" svg:y1="9.4cm" svg:x2="13.8cm" svg:y2="11.2cm" draw:start-shape="id15" draw:start-glue-point="2" draw:end-shape="id9" draw:end-glue-point="0" svg:d="m12640 9400c0 1350 1160 450 1160 1800">
          <text:p/>
        </draw:connector>
        <draw:connector draw:style-name="gr3" draw:text-style-name="P1" draw:layer="layout" draw:type="curve" svg:x1="6.4cm" svg:y1="9cm" svg:x2="4.7cm" svg:y2="9.441cm" draw:start-shape="id5" draw:start-glue-point="6" draw:end-shape="id16" draw:end-glue-point="0" svg:d="m6400 9000c-1134 0-1700 147-1700 441">
          <text:p/>
        </draw:connector>
        <draw:custom-shape draw:style-name="gr2" draw:text-style-name="P1" xml:id="id16" draw:id="id16" draw:layer="layout" svg:width="1.8cm" svg:height="0.7cm" svg:x="3.8cm" svg:y="9.441cm">
          <text:p text:style-name="P1"><text:span text:style-name="T1">Fin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  <draw:marker draw:name="Arrowhead_20_2" draw:display-name="Arrowhead 2" svg:viewBox="0 0 1131 902" svg:d="m564 0-564 902h1131z"/>
    <draw:marker draw:name="Arrowhead_20_3" draw:display-name="Arrowhead 3" svg:viewBox="0 0 1131 1580" svg:d="m1013 1491 118 89-567-1580-564 1580 114-85 136-68 148-46 161-17 161 13 153 46z"/>
    <draw:marker draw:name="Arrowhead_20_4" draw:display-name="Arrowhead 4" svg:viewBox="0 0 1131 1131" svg:d="m0 564 564 567 567-567-567-564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5T16:31:23</meta:creation-date>
    <dc:date>2012-12-15T16:52:29</dc:date>
    <meta:editing-duration>PT21M12S</meta:editing-duration>
    <meta:editing-cycles>4</meta:editing-cycles>
    <meta:generator>LibreOffice/3.4$Unix LibreOffice_project/340m1$Build-203</meta:generator>
    <meta:document-statistic meta:object-count="32"/>
  </office:meta>
</office:document-meta>
</file>